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6406"/>
    </style:style>
    <style:style style:name="P2" style:family="paragraph" style:parent-style-name="Text_20_body">
      <style:text-properties officeooo:rsid="002e8a71" officeooo:paragraph-rsid="00226406"/>
    </style:style>
    <style:style style:name="P3" style:family="paragraph" style:parent-style-name="Text_20_body">
      <style:text-properties officeooo:rsid="00226406" officeooo:paragraph-rsid="00226406"/>
    </style:style>
    <style:style style:name="P4" style:family="paragraph" style:parent-style-name="Text_20_body">
      <style:text-properties officeooo:rsid="003053bb" officeooo:paragraph-rsid="003053bb"/>
    </style:style>
    <style:style style:name="P5" style:family="paragraph" style:parent-style-name="Text_20_body">
      <style:text-properties officeooo:rsid="00320c70" officeooo:paragraph-rsid="00320c70"/>
    </style:style>
    <style:style style:name="P6" style:family="paragraph" style:parent-style-name="Text_20_body" style:list-style-name="L1">
      <style:text-properties officeooo:rsid="003053bb" officeooo:paragraph-rsid="0034a575"/>
    </style:style>
    <style:style style:name="P7" style:family="paragraph" style:parent-style-name="Text_20_body" style:list-style-name="L1">
      <style:text-properties officeooo:rsid="003053bb" officeooo:paragraph-rsid="003053bb"/>
    </style:style>
    <style:style style:name="P8" style:family="paragraph" style:parent-style-name="Text_20_body" style:list-style-name="L1">
      <style:text-properties officeooo:rsid="002e8a71" officeooo:paragraph-rsid="002e8a71"/>
    </style:style>
    <style:style style:name="P9" style:family="paragraph" style:parent-style-name="Heading_20_1">
      <style:text-properties officeooo:rsid="002e8a71" officeooo:paragraph-rsid="00226406"/>
    </style:style>
    <style:style style:name="T1" style:family="text">
      <style:text-properties officeooo:rsid="003053bb"/>
    </style:style>
    <style:style style:name="T2" style:family="text">
      <style:text-properties officeooo:rsid="00310ae0"/>
    </style:style>
    <style:style style:name="T3" style:family="text">
      <style:text-properties fo:language="en" fo:country="GB" officeooo:rsid="0034a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oncurrency </text:h>
      <text:p text:style-name="P1"/>
      <text:p text:style-name="P2"/>
      <text:list xml:id="list3042440189" text:style-name="L1">
        <text:list-item>
          <text:p text:style-name="P6">Cooperation</text:p>
        </text:list-item>
        <text:list-item>
          <text:p text:style-name="P8">Concurrent collections</text:p>
        </text:list-item>
        <text:list-item>
          <text:p text:style-name="P8">Message System <text:span text:style-name="T1">1.2</text:span></text:p>
        </text:list-item>
        <text:list-item>
          <text:p text:style-name="P7">Сircular dependency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Домашнее задание</text:h>
      <text:p text:style-name="Text_20_body"/>
      <text:p text:style-name="P5">Добавить систему обмена сообщениями в веб сервер из задания 13. Пересылать сообщения из вебсокета в DBService и обратно.</text:p>
      <text:p text:style-name="P5">Организовать структуру пакетов без циклических зависимостей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14:51.209735803</meta:creation-date>
    <meta:generator>LibreOffice/5.4.1.2$Windows_X86_64 LibreOffice_project/ea7cb86e6eeb2bf3a5af73a8f7777ac570321527</meta:generator>
    <dc:date>2018-02-17T09:57:35.714000000</dc:date>
    <meta:editing-duration>PT53M11S</meta:editing-duration>
    <meta:editing-cycles>26</meta:editing-cycles>
    <meta:document-statistic meta:table-count="0" meta:image-count="0" meta:object-count="0" meta:page-count="2" meta:paragraph-count="8" meta:word-count="39" meta:character-count="282" meta:non-whitespace-character-count="254"/>
  </office:meta>
</office:document-meta>
</file>